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useo-Sans" svg:font-family="Museo-Sans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878cm" table:align="left"/>
    </style:style>
    <style:style style:name="Table1.A" style:family="table-column">
      <style:table-column-properties style:column-width="4.108cm"/>
    </style:style>
    <style:style style:name="Table1.B" style:family="table-column">
      <style:table-column-properties style:column-width="1.404cm"/>
    </style:style>
    <style:style style:name="Table1.C" style:family="table-column">
      <style:table-column-properties style:column-width="0.192cm"/>
    </style:style>
    <style:style style:name="Table1.D" style:family="table-column">
      <style:table-column-properties style:column-width="1.355cm"/>
    </style:style>
    <style:style style:name="Table1.G" style:family="table-column">
      <style:table-column-properties style:column-width="0.272cm"/>
    </style:style>
    <style:style style:name="Table1.1" style:family="table-row">
      <style:table-row-properties fo:background-color="#515c65">
        <style:background-image/>
      </style:table-row-properties>
    </style:style>
    <style:style style:name="Table1.A1" style:family="table-cell">
      <style:table-cell-properties style:vertical-align="middle" fo:background-color="#434c53" fo:padding-left="0cm" fo:padding-right="0cm" fo:padding-top="0.049cm" fo:padding-bottom="0cm" fo:border-left="none" fo:border-right="none" fo:border-top="1.5pt solid #1e2834" fo:border-bottom="none">
        <style:background-image/>
      </style:table-cell-properties>
    </style:style>
    <style:style style:name="Table1.B1" style:family="table-cell">
      <style:table-cell-properties style:vertical-align="middle" fo:background-color="#2e383f" fo:padding-left="0cm" fo:padding-right="0cm" fo:padding-top="0.049cm" fo:padding-bottom="0cm" fo:border-left="none" fo:border-right="none" fo:border-top="1.5pt solid #1e2834" fo:border-bottom="none">
        <style:background-image/>
      </style:table-cell-properties>
    </style:style>
    <style:style style:name="Table1.G1" style:family="table-cell">
      <style:table-cell-properties fo:padding="0.049cm" fo:border="none"/>
    </style:style>
    <style:style style:name="Table1.2" style:family="table-row">
      <style:table-row-properties fo:background-color="#3f4852">
        <style:background-image/>
      </style:table-row-properties>
    </style:style>
    <style:style style:name="Table1.A2" style:family="table-cell">
      <style:table-cell-properties style:vertical-align="middle" fo:background-color="#434c53" fo:padding="0cm" fo:border="none">
        <style:background-image/>
      </style:table-cell-properties>
    </style:style>
    <style:style style:name="Table1.C2" style:family="table-cell">
      <style:table-cell-properties style:vertical-align="middle" fo:background-color="#2e383f" fo:padding="0cm" fo:border="none">
        <style:background-image/>
      </style:table-cell-properties>
    </style:style>
    <style:style style:name="P1" style:family="paragraph" style:parent-style-name="Standard">
      <style:text-properties officeooo:rsid="00360256" officeooo:paragraph-rsid="00360256"/>
    </style:style>
    <style:style style:name="P2" style:family="paragraph" style:parent-style-name="Standard">
      <style:text-properties officeooo:rsid="00393e56" officeooo:paragraph-rsid="00393e56"/>
    </style:style>
    <style:style style:name="P3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4" style:family="paragraph" style:parent-style-name="Standard">
      <style:text-properties fo:color="#d4d4d4" style:font-name="Droid Sans Mono" fo:font-size="13.5pt" fo:font-weight="normal" officeooo:rsid="00393e56" officeooo:paragraph-rsid="00393e56" fo:background-color="#1e1e1e"/>
    </style:style>
    <style:style style:name="P5" style:family="paragraph" style:parent-style-name="Standard">
      <style:text-properties fo:color="#d4d4d4" style:font-name="Droid Sans Mono" fo:font-size="13.5pt" fo:font-weight="normal" officeooo:rsid="003aabb3" officeooo:paragraph-rsid="003aabb3" fo:background-color="#1e1e1e"/>
    </style:style>
    <style:style style:name="P6" style:family="paragraph" style:parent-style-name="Standard">
      <style:text-properties fo:color="#d4d4d4" style:font-name="Droid Sans Mono" fo:font-size="13.5pt" fo:font-weight="normal" officeooo:rsid="004c15da" officeooo:paragraph-rsid="004c15da" fo:background-color="#1e1e1e"/>
    </style:style>
    <style:style style:name="P7" style:family="paragraph" style:parent-style-name="Standard">
      <style:text-properties officeooo:rsid="003aabb3" officeooo:paragraph-rsid="003aabb3"/>
    </style:style>
    <style:style style:name="P8" style:family="paragraph" style:parent-style-name="Standard">
      <style:text-properties officeooo:rsid="003f0786" officeooo:paragraph-rsid="003f0786"/>
    </style:style>
    <style:style style:name="P9" style:family="paragraph" style:parent-style-name="Standard">
      <style:text-properties officeooo:rsid="0041d367" officeooo:paragraph-rsid="0041d367"/>
    </style:style>
    <style:style style:name="P10" style:family="paragraph" style:parent-style-name="Standard">
      <style:text-properties officeooo:rsid="0043a92a" officeooo:paragraph-rsid="0043a92a"/>
    </style:style>
    <style:style style:name="P11" style:family="paragraph" style:parent-style-name="Standard">
      <style:text-properties officeooo:rsid="004a4fad" officeooo:paragraph-rsid="004a4fad"/>
    </style:style>
    <style:style style:name="P12" style:family="paragraph" style:parent-style-name="Standard">
      <style:text-properties officeooo:rsid="004c15da" officeooo:paragraph-rsid="004c15da"/>
    </style:style>
    <style:style style:name="P13" style:family="paragraph" style:parent-style-name="Standard">
      <style:text-properties officeooo:rsid="004c6a0c" officeooo:paragraph-rsid="004c6a0c"/>
    </style:style>
    <style:style style:name="P14" style:family="paragraph" style:parent-style-name="Standard">
      <style:paragraph-properties style:line-height-at-least="0.635cm"/>
      <style:text-properties fo:color="#608b4e" style:font-name="Droid Sans Mono" fo:font-size="13.5pt" fo:font-weight="normal" fo:background-color="#1e1e1e"/>
    </style:style>
    <style:style style:name="P15" style:family="paragraph" style:parent-style-name="Standard">
      <style:text-properties fo:color="#608b4e" style:font-name="Droid Sans Mono" fo:font-size="13.5pt" fo:font-weight="normal" officeooo:rsid="004c6a0c" officeooo:paragraph-rsid="004c6a0c" fo:background-color="#1e1e1e"/>
    </style:style>
    <style:style style:name="P16" style:family="paragraph" style:parent-style-name="Standard">
      <style:paragraph-properties style:line-height-at-least="0.635cm"/>
    </style:style>
    <style:style style:name="P17" style:family="paragraph" style:parent-style-name="Standard">
      <style:text-properties officeooo:rsid="004e5d03" officeooo:paragraph-rsid="004e5d03"/>
    </style:style>
    <style:style style:name="P18" style:family="paragraph" style:parent-style-name="Standard">
      <style:text-properties officeooo:rsid="004f4ec1" officeooo:paragraph-rsid="004f4ec1"/>
    </style:style>
    <style:style style:name="P19" style:family="paragraph" style:parent-style-name="Standard">
      <style:text-properties officeooo:rsid="0052bd6b" officeooo:paragraph-rsid="0052bd6b"/>
    </style:style>
    <style:style style:name="P20" style:family="paragraph" style:parent-style-name="Standard">
      <style:text-properties officeooo:rsid="005476f5" officeooo:paragraph-rsid="005476f5"/>
    </style:style>
    <style:style style:name="P21" style:family="paragraph" style:parent-style-name="Standard">
      <style:text-properties officeooo:rsid="005720a9" officeooo:paragraph-rsid="0058a87f"/>
    </style:style>
    <style:style style:name="P22" style:family="paragraph" style:parent-style-name="Standard">
      <style:text-properties officeooo:rsid="005a66ba" officeooo:paragraph-rsid="005a66ba"/>
    </style:style>
    <style:style style:name="P23" style:family="paragraph" style:parent-style-name="Standard">
      <style:text-properties officeooo:rsid="005d59e1" officeooo:paragraph-rsid="005d59e1"/>
    </style:style>
    <style:style style:name="P24" style:family="paragraph" style:parent-style-name="Standard">
      <style:text-properties officeooo:rsid="005ed0b5" officeooo:paragraph-rsid="005ed0b5"/>
    </style:style>
    <style:style style:name="P25" style:family="paragraph" style:parent-style-name="Standard">
      <style:text-properties officeooo:rsid="0060579b" officeooo:paragraph-rsid="0060579b"/>
    </style:style>
    <style:style style:name="P26" style:family="paragraph" style:parent-style-name="Standard">
      <style:text-properties officeooo:rsid="0066465f" officeooo:paragraph-rsid="0066465f"/>
    </style:style>
    <style:style style:name="P27" style:family="paragraph" style:parent-style-name="Standard">
      <style:text-properties officeooo:paragraph-rsid="00688400"/>
    </style:style>
    <style:style style:name="P28" style:family="paragraph" style:parent-style-name="Standard">
      <style:text-properties officeooo:rsid="0068f78d" officeooo:paragraph-rsid="0068f78d"/>
    </style:style>
    <style:style style:name="P29" style:family="paragraph" style:parent-style-name="Standard">
      <style:text-properties officeooo:rsid="00695bf1" officeooo:paragraph-rsid="00695bf1"/>
    </style:style>
    <style:style style:name="P30" style:family="paragraph" style:parent-style-name="Standard">
      <style:text-properties officeooo:rsid="006b69d3" officeooo:paragraph-rsid="006d39b6"/>
    </style:style>
    <style:style style:name="P31" style:family="paragraph" style:parent-style-name="Standard">
      <style:text-properties officeooo:rsid="0048b7b6" officeooo:paragraph-rsid="0048b7b6"/>
    </style:style>
    <style:style style:name="P32" style:family="paragraph" style:parent-style-name="Standard">
      <style:text-properties style:text-underline-style="solid" style:text-underline-type="double" style:text-underline-width="auto" style:text-underline-color="font-color" officeooo:rsid="004a4fad" officeooo:paragraph-rsid="004a4fad"/>
    </style:style>
    <style:style style:name="P33" style:family="paragraph" style:parent-style-name="Standard">
      <style:text-properties style:text-underline-style="solid" style:text-underline-type="double" style:text-underline-width="auto" style:text-underline-color="font-color" officeooo:rsid="004b9941" officeooo:paragraph-rsid="004b9941"/>
    </style:style>
    <style:style style:name="P34" style:family="paragraph" style:parent-style-name="Standard">
      <style:text-properties style:text-underline-style="solid" style:text-underline-type="double" style:text-underline-width="auto" style:text-underline-color="font-color" officeooo:rsid="004c15da" officeooo:paragraph-rsid="0060579b"/>
    </style:style>
    <style:style style:name="P35" style:family="paragraph" style:parent-style-name="Standard">
      <style:text-properties officeooo:rsid="006d3a77" officeooo:paragraph-rsid="006d3a77"/>
    </style:style>
    <style:style style:name="P36" style:family="paragraph" style:parent-style-name="Standard">
      <style:text-properties officeooo:rsid="006dd29a" officeooo:paragraph-rsid="006dd29a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2pt" style:font-size-asian="2pt" style:font-size-complex="2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loext:padding="0cm" loext:border="none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2pt" style:font-size-asian="2pt" style:font-size-complex="2pt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42" style:family="paragraph" style:parent-style-name="Preformatted_20_Text">
      <style:text-properties officeooo:rsid="00695bf1" officeooo:paragraph-rsid="00695bf1"/>
    </style:style>
    <style:style style:name="P4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9cdcfe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c586c0"/>
    </style:style>
    <style:style style:name="T6" style:family="text">
      <style:text-properties fo:color="#4ec9b0"/>
    </style:style>
    <style:style style:name="T7" style:family="text">
      <style:text-properties officeooo:rsid="0037fa61"/>
    </style:style>
    <style:style style:name="T8" style:family="text">
      <style:text-properties fo:color="#b5cea8"/>
    </style:style>
    <style:style style:name="T9" style:family="text">
      <style:text-properties officeooo:rsid="003c3da6"/>
    </style:style>
    <style:style style:name="T10" style:family="text">
      <style:text-properties officeooo:rsid="003efd39"/>
    </style:style>
    <style:style style:name="T11" style:family="text">
      <style:text-properties fo:font-variant="normal" fo:text-transform="none" fo:color="#ffffff" style:font-name="Museo-Sans" fo:font-size="16.5pt" fo:letter-spacing="normal" fo:font-style="normal" fo:font-weight="normal" officeooo:rsid="003efd39"/>
    </style:style>
    <style:style style:name="T12" style:family="text">
      <style:text-properties officeooo:rsid="0040bde1"/>
    </style:style>
    <style:style style:name="T13" style:family="text">
      <style:text-properties officeooo:rsid="00422957"/>
    </style:style>
    <style:style style:name="T14" style:family="text">
      <style:text-properties officeooo:rsid="00445603"/>
    </style:style>
    <style:style style:name="T15" style:family="text">
      <style:text-properties fo:color="#ffffff" style:text-line-through-style="none" style:text-line-through-type="none" fo:font-size="9.75pt" style:text-underline-style="none" style:text-blinking="false"/>
    </style:style>
    <style:style style:name="T16" style:family="text">
      <style:text-properties fo:color="#ffffff" style:text-line-through-style="none" style:text-line-through-type="none" fo:font-size="9.75pt" style:text-underline-style="none" style:text-blinking="false" loext:padding="0cm" loext:border="none"/>
    </style:style>
    <style:style style:name="T17" style:family="text">
      <style:text-properties style:text-underline-style="solid" style:text-underline-type="double" style:text-underline-width="auto" style:text-underline-color="font-color"/>
    </style:style>
    <style:style style:name="T18" style:family="text">
      <style:text-properties style:text-underline-style="solid" style:text-underline-type="double" style:text-underline-width="auto" style:text-underline-color="font-color" officeooo:rsid="0049c8c5"/>
    </style:style>
    <style:style style:name="T19" style:family="text">
      <style:text-properties style:text-underline-style="solid" style:text-underline-type="double" style:text-underline-width="auto" style:text-underline-color="font-color" officeooo:rsid="004c15da"/>
    </style:style>
    <style:style style:name="T20" style:family="text">
      <style:text-properties style:text-underline-style="solid" style:text-underline-type="double" style:text-underline-width="auto" style:text-underline-color="font-color" officeooo:rsid="004b9941"/>
    </style:style>
    <style:style style:name="T21" style:family="text">
      <style:text-properties style:text-underline-style="solid" style:text-underline-type="double" style:text-underline-width="auto" style:text-underline-color="font-color" officeooo:rsid="006369ef"/>
    </style:style>
    <style:style style:name="T22" style:family="text">
      <style:text-properties style:text-underline-style="solid" style:text-underline-type="double" style:text-underline-width="auto" style:text-underline-color="font-color" officeooo:rsid="006a3185"/>
    </style:style>
    <style:style style:name="T23" style:family="text">
      <style:text-properties style:text-underline-style="solid" style:text-underline-type="double" style:text-underline-width="auto" style:text-underline-color="font-color" officeooo:rsid="006b3931"/>
    </style:style>
    <style:style style:name="T24" style:family="text">
      <style:text-properties officeooo:rsid="004c15da"/>
    </style:style>
    <style:style style:name="T25" style:family="text">
      <style:text-properties officeooo:rsid="00512d73"/>
    </style:style>
    <style:style style:name="T26" style:family="text">
      <style:text-properties officeooo:rsid="00562682"/>
    </style:style>
    <style:style style:name="T27" style:family="text">
      <style:text-properties officeooo:rsid="0058a87f"/>
    </style:style>
    <style:style style:name="T28" style:family="text">
      <style:text-properties officeooo:rsid="005bc084"/>
    </style:style>
    <style:style style:name="T29" style:family="text">
      <style:text-properties officeooo:rsid="0065478f"/>
    </style:style>
    <style:style style:name="T30" style:family="text">
      <style:text-properties officeooo:rsid="006884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Add start script <text:span text:style-name="T7">coz heroku will use “npm start” cmd</text:span></text:p>
      <text:p text:style-name="P2">eg - </text:p>
      <text:p text:style-name="P4"><text:span text:style-name="T1">"scripts"</text:span>: {</text:p>
      <text:p text:style-name="P3"><text:span text:style-name="T1">"start"</text:span>: <text:span text:style-name="T3">"node app.js"</text:span></text:p>
      <text:p text:style-name="P3">},</text:p>
      <text:p text:style-name="P2"/>
      <text:p text:style-name="P2"/>
      <text:p text:style-name="P7">2)Change port to this- </text:p>
      <text:p text:style-name="P5"><text:span text:style-name="T4">const</text:span> <text:span text:style-name="T1">port</text:span> = <text:span text:style-name="T1">process</text:span>.<text:span text:style-name="T1">env</text:span>.<text:span text:style-name="T1">PORT</text:span> || <text:span text:style-name="T8">3000</text:span>;</text:p>
      <text:p text:style-name="P3"/>
      <text:p text:style-name="P7">coz heroku will use its own port</text:p>
      <text:p text:style-name="P7"/>
      <text:p text:style-name="Standard"><text:span text:style-name="T9">3)Goto mlab <text:s/>---&gt; login ---&gt; click on create new near</text:span><text:span text:style-name="T11"> </text:span>“<text:span text:style-name="T10">Mongodb deployments”</text:span></text:p>
      <text:p text:style-name="Standard"/>
      <text:p text:style-name="P8">4)Click on amazons’s sandbox as it is free <text:span text:style-name="T12">and then click on continue</text:span></text:p>
      <text:p text:style-name="P8"/>
      <text:p text:style-name="P9">5)<text:span text:style-name="T13">Choose US region</text:span></text:p>
      <text:p text:style-name="P9"/>
      <text:p text:style-name="P10">6)Enter database name <text:span text:style-name="T14">and click continue and then click on submit order(note that dbname must be unique)</text:span></text:p>
      <text:p text:style-name="P10"/>
      <text:p text:style-name="P31">7)click on ur db ie something like </text:p>
      <text:section text:style-name="Sect1" text:name="deployments">
        <text:section text:style-name="Sect1" text:name="deploymentsSection">
          <text:p text:style-name="P37"><text:bookmark text:name="subrow-d5b44bdedfd713e28a3dc6d0f"/></text:p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 table:number-columns-repeated="2"/>
            <table:table-column table:style-name="Table1.C"/>
            <table:table-column table:style-name="Table1.G"/>
            <table:table-row table:style-name="Table1.1">
              <table:table-cell table:style-name="Table1.A1" office:value-type="string">
                <text:p text:style-name="P38"><text:a xlink:type="simple" xlink:href="https://mlab.com/databases/vidjot-prod-akash" text:style-name="Internet_20_link" text:visited-style-name="Visited_20_Internet_20_Link"><text:span text:style-name="T16">ds011271/vidjot-prod-akash</text:span></text:a></text:p>
              </table:table-cell>
              <table:table-cell table:style-name="Table1.B1" office:value-type="string">
                <text:p text:style-name="P38"><text:a xlink:type="simple" xlink:href="https://mlab.com/databases/vidjot-prod-akash" text:style-name="Internet_20_link" text:visited-style-name="Visited_20_Internet_20_Link"><text:span text:style-name="T15">Sandbox</text:span></text:a></text:p>
              </table:table-cell>
              <table:table-cell table:style-name="Table1.B1" office:value-type="string">
                <text:p text:style-name="P41"/>
              </table:table-cell>
              <table:table-cell table:style-name="Table1.B1" office:value-type="string">
                <text:p text:style-name="P39"><text:a xlink:type="simple" xlink:href="https://mlab.com/databases/vidjot-prod-akash" text:style-name="Internet_20_link" text:visited-style-name="Visited_20_Internet_20_Link"><text:span text:style-name="T15">0.00 KB</text:span></text:a></text:p>
              </table:table-cell>
              <table:table-cell table:style-name="Table1.B1" office:value-type="string">
                <text:p text:style-name="P39"><text:a xlink:type="simple" xlink:href="https://mlab.com/databases/vidjot-prod-akash" text:style-name="Internet_20_link" text:visited-style-name="Visited_20_Internet_20_Link"><text:span text:style-name="T15">0.00 KB</text:span></text:a></text:p>
              </table:table-cell>
              <table:table-cell table:style-name="Table1.B1" office:value-type="string">
                <text:p text:style-name="P41"><text:bookmark text:name="subrow-info-d5b44bdedfd713e28a3dc6d0f"/></text:p>
              </table:table-cell>
              <table:table-cell table:style-name="Table1.G1" office:value-type="string">
                <text:p text:style-name="P43"/>
              </table:table-cell>
            </table:table-row>
            <table:table-row table:style-name="Table1.2">
              <table:table-cell table:style-name="Table1.A2" office:value-type="string">
                <text:p text:style-name="P41"/>
              </table:table-cell>
              <table:table-cell table:style-name="Table1.A2" office:value-type="string">
                <text:p text:style-name="P41"/>
              </table:table-cell>
              <table:table-cell table:style-name="Table1.C2" table:number-columns-spanned="5" office:value-type="string">
                <text:p text:style-name="P40"/>
              </table:table-cell>
              <table:covered-table-cell/>
              <table:covered-table-cell/>
              <table:covered-table-cell/>
              <table:covered-table-cell/>
            </table:table-row>
          </table:table>
        </text:section>
      </text:section>
      <text:p text:style-name="Standard"><text:line-break/><text:span text:style-name="T18">8)click on users tab and add then add database user</text:span></text:p>
      <text:p text:style-name="P11"><text:span text:style-name="T18">e</text:span><text:span text:style-name="T17">nter database username and password</text:span><text:span text:style-name="T22">(Note down this username and pasword as it is required in mongodb url </text:span><text:span text:style-name="T23">for connection</text:span><text:span text:style-name="T22">)</text:span></text:p>
      <text:p text:style-name="P32"/>
      <text:p text:style-name="P33"/>
      <text:p text:style-name="P33"/>
      <text:p text:style-name="Standard"><text:span text:style-name="T20">9)</text:span> <text:span text:style-name="T24">To Create a functionaliyt that our app checks if it is running on heroku or local machine</text:span></text:p>
      <text:p text:style-name="P12">first create a file database.js inside config folder</text:p>
      <text:p text:style-name="P12">then inside database.js write - </text:p>
      <text:p text:style-name="P6"><text:span text:style-name="T5">if</text:span>(<text:span text:style-name="T1">process</text:span>.<text:span text:style-name="T1">env</text:span>.<text:span text:style-name="T1">NODE_ENV</text:span> === <text:span text:style-name="T3">'production'</text:span>){</text:p>
      <text:p text:style-name="P3"><text:span text:style-name="T6">module</text:span>.<text:span text:style-name="T6">exports</text:span> = {</text:p>
      <text:p text:style-name="P3"><text:span text:style-name="T1">mongoURI:</text:span> <text:span text:style-name="T3">'mongodb://&lt;akashsalunkhe&gt;:&lt;Akash123&gt;@ds011271.mlab.com:11271/vidjot-prod-akash'</text:span></text:p>
      <text:p text:style-name="P3">}</text:p>
      <text:p text:style-name="P3">} </text:p>
      <text:p text:style-name="P3"><text:span text:style-name="T5">else</text:span> {</text:p>
      <text:p text:style-name="P3"><text:span text:style-name="T6">module</text:span>.<text:span text:style-name="T6">exports</text:span> = {</text:p>
      <text:p text:style-name="P3"><text:span text:style-name="T1">mongoURI:</text:span><text:span text:style-name="T3">'mongodb://localhost/vidjot-db'</text:span></text:p>
      <text:p text:style-name="P3">}</text:p>
      <text:p text:style-name="P3">}</text:p>
      <text:p text:style-name="P12"/>
      <text:p text:style-name="P12"/>
      <text:p text:style-name="P13"><text:soft-page-break/>then inside app.js</text:p>
      <text:p text:style-name="P15">//DB Config</text:p>
      <text:p text:style-name="P3"><text:span text:style-name="T4">const</text:span> <text:span text:style-name="T1">db</text:span> = <text:span text:style-name="T2">require</text:span>(<text:span text:style-name="T3">'./config/database'</text:span>);</text:p>
      <text:p text:style-name="P16"/>
      <text:p text:style-name="P14">//Connect to mongoose</text:p>
      <text:p text:style-name="P3"><text:span text:style-name="T1">mongoose</text:span>.<text:span text:style-name="T2">connect</text:span>(<text:span text:style-name="T1">db</text:span>.<text:span text:style-name="T1">mongoURI</text:span>)</text:p>
      <text:p text:style-name="P3">.<text:span text:style-name="T2">then</text:span>(() <text:span text:style-name="T4">=&gt;</text:span> <text:span text:style-name="T6">console</text:span>.<text:span text:style-name="T2">log</text:span>(<text:span text:style-name="T3">'MongoDB Connected...'</text:span>))</text:p>
      <text:p text:style-name="P3">.<text:span text:style-name="T2">catch</text:span>((<text:span text:style-name="T1">err</text:span>) <text:span text:style-name="T4">=&gt;</text:span> <text:span text:style-name="T6">console</text:span>.<text:span text:style-name="T2">log</text:span>(<text:span text:style-name="T1">err</text:span>));</text:p>
      <text:p text:style-name="P3"/>
      <text:p text:style-name="P13"/>
      <text:p text:style-name="P13"/>
      <text:p text:style-name="P17">10)Create a .gitignore file and inside that file write</text:p>
      <text:p text:style-name="P17">node_modules</text:p>
      <text:p text:style-name="P17"/>
      <text:p text:style-name="P18">11<text:span text:style-name="T25">)Create git repo inside terminal</text:span></text:p>
      <text:p text:style-name="P19">1- git init</text:p>
      <text:p text:style-name="P20">2- <text:span text:style-name="T26">git add .</text:span></text:p>
      <text:p text:style-name="P21">3- <text:span text:style-name="T27">git commit -am "initial commit"</text:span></text:p>
      <text:p text:style-name="P21"/>
      <text:p text:style-name="P21"/>
      <text:p text:style-name="P22">11)Install heroku <text:span text:style-name="T28">CLI then </text:span></text:p>
      <text:p text:style-name="P22"/>
      <text:p text:style-name="P23">1- heroku login</text:p>
      <text:p text:style-name="P22"/>
      <text:p text:style-name="P24">2- heroku create</text:p>
      <text:p text:style-name="P12"/>
      <text:p text:style-name="P12"/>
      <text:p text:style-name="P25">12)Log into heroku then click on ur app something like</text:p>
      <text:p text:style-name="P25"><text:bookmark text:name="ember1003"/><text:a xlink:type="simple" xlink:href="https://dashboard.heroku.com/apps/shielded-hollows-98840" text:style-name="Internet_20_link" text:visited-style-name="Visited_20_Internet_20_Link">shielded-hollows-98840</text:a></text:p>
      <text:p text:style-name="P34"/>
      <text:p text:style-name="Standard"><text:span text:style-name="T19">1</text:span><text:span text:style-name="T21">3)</text:span><text:span text:style-name="T29">Click on deploy tab</text:span></text:p>
      <text:p text:style-name="P26">inside create a new git repo section we copy last line and paste it inside terminal</text:p>
      <text:p text:style-name="P27"><text:span text:style-name="T30">eg- </text:span>heroku git:remote -a shielded-hollows-98840</text:p>
      <text:p text:style-name="P28">(Note – dont copy above line as it is diff for eact app and also just copy last line as we did first 2 lines before)</text:p>
      <text:p text:style-name="P28"/>
      <text:p text:style-name="P29">14)Then type</text:p>
      <text:p text:style-name="P42">git push heroku master</text:p>
      <text:p text:style-name="P29"/>
      <text:p text:style-name="P29"/>
      <text:p text:style-name="P30">15)To open app click on dashbord option or type “heroku open”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>errors - </text:p>
      <text:p text:style-name="P35">1) Check mlab uri such that username and password are not inside &lt;&gt;</text:p>
      <text:p text:style-name="P36">2) check if there are any css errors and solve th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useo-Sans" svg:font-family="Museo-Sans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1:30:31.732482980</meta:creation-date>
    <dc:date>2018-09-25T17:45:27.166396470</dc:date>
    <meta:editing-duration>PT14H42M46S</meta:editing-duration>
    <meta:editing-cycles>82</meta:editing-cycles>
    <meta:generator>LibreOffice/5.1.6.2$Linux_X86_64 LibreOffice_project/10m0$Build-2</meta:generator>
    <meta:document-statistic meta:table-count="1" meta:image-count="0" meta:object-count="0" meta:page-count="2" meta:paragraph-count="60" meta:word-count="335" meta:character-count="2086" meta:non-whitespace-character-count="1803"/>
  </office:meta>
</office:document-meta>
</file>